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800000"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660066"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6600"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ffd320"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993366"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KULAO</text:p>
      <text:p text:style-name="P1"/>
      <text:p text:style-name="P2">Outcome of Document</text:p>
      <text:p text:style-name="P2"/>
      <text:p text:style-name="P3">Ambush will lead the room on a variety of topics, notably there are intrusions to worry about but certain matters can still be resolved. <text:s/>Will give it time for people to wind up.</text:p>
      <text:p text:style-name="P3"/>
      <text:p text:style-name="P2">Roll Call</text:p>
      <text:p text:style-name="P2"/>
      <text:p text:style-name="P3">Giving it 10 minutes to prepare.</text:p>
      <text:p text:style-name="P3"/>
      <text:p text:style-name="P4">Ambush: We promote the worst for Iran today, know our execution is a mandate for us. <text:s/>Deliver please everybody, we need this done today.</text:p>
      <text:p text:style-name="P3"/>
      <text:p text:style-name="P5">Whirlwind: <text:s/>We see our opportunity knockin, do let us know what we can do. <text:s/>Besides which thing takes place here, we see Iran watching Matt from afar, they cannot plant assets that readily in this country, we know them too well.</text:p>
      <text:p text:style-name="P3"/>
      <text:p text:style-name="P6">Matt: <text:s/>Thank you, Whirlwind. <text:s/>Dark Lord of Shenzan made it through the great annihilation, I do hope The Devils can allude to more of that.</text:p>
      <text:p text:style-name="P3"/>
      <text:p text:style-name="P7">Devil: <text:s/>We prefer to term ourselves rightly, know the Federation of Russia today!</text:p>
      <text:p text:style-name="P3"/>
      <text:p text:style-name="P8">Jumper: We feel our role here, do acknowledge us as Jumper though.</text:p>
      <text:p text:style-name="P3"/>
      <text:p text:style-name="P9">The Devils: <text:s/>We loathe the unrighteous and persecute in our way, do tell us of this mystery you unfold Ambush, heheheheh...</text:p>
      <text:p text:style-name="P3"/>
      <text:p text:style-name="P10">Angels: <text:s/>We offer our salvation in this document, know a thing or two from our telling all!</text:p>
      <text:p text:style-name="P3"/>
      <text:p text:style-name="P3">Excellent, let us proceed to the next entry.</text:p>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1</text:p>
      <text:p text:style-name="P2"/>
      <text:p text:style-name="P4">Ambush: We need intelligence on Sayef, as they call him. <text:s/>What's he doing in the house these days, he's been up to something and we need to find out what. <text:s/>Do tell in 10 minutes. <text:s/>We invite Anonymous for a guest statement, helpful to the situation.</text:p>
      <text:p text:style-name="P3"/>
      <text:p text:style-name="P5">Whirlwind: We have him moving in Tehran to do political things like establish finance apparatus mechanics and the works, you name it he's on it for his country. <text:s/>No mention by him of his intervention in Turkey recently, that is for certain.</text:p>
      <text:p text:style-name="P3"/>
      <text:p text:style-name="P6">Matt: <text:s/>I have him pushing his political ideology in every regard, I wish I could be less vague but note where he has been, an odor has been left behind of it.</text:p>
      <text:p text:style-name="P3"/>
      <text:p text:style-name="P7">Devil: We confer to know him, he moves about doing that which Whirlwind addresses, we know his involvement in the Turkish affair however and promote that he has been engaged in doing that act himself recently. <text:s/>There can be no assertion otherwise, this one is a slick brute.</text:p>
      <text:p text:style-name="P3"/>
      <text:p text:style-name="P8">Jumper: <text:s/>We potentially have him making phone calls to China about the affair unfolding in Turkey, know this, they certainly don't meet eye to eye.</text:p>
      <text:p text:style-name="P3"/>
      <text:p text:style-name="P9">The Devils: <text:s/>We offer lecture otherwise, we say the deviousness of that one is awarded mercy in our realm, we see evil for what it is and know him plain, he is a devil inside!</text:p>
      <text:p text:style-name="P3"/>
      <text:p text:style-name="P10">Angels: <text:s/>We offer Sayef is no devil, though he asserts an evil doing or two. <text:s/>It is not for debate, that is how it is!</text:p>
      <text:p text:style-name="P10"/>
      <text:p text:style-name="P11">Anonymous: <text:s/>We collude to reveal his E-mail about Matt, recently he bursted that Matt is on the side of Allah and would not do that if he wasn't sure about it.</text:p>
      <text:p text:style-name="P3"/>
      <text:p text:style-name="P3">Excellent, proceeding to next ent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Entry #2</text:p>
      <text:p text:style-name="P2"/>
      <text:p text:style-name="P4">Ambush: We do conclude our end, do note everybody that interests here are pushing matters for us. <text:s/>Receiving threats currently from Iran over the issue at hand, do direct your forces to comply and shut down this event.</text:p>
      <text:p text:style-name="P3"/>
      <text:p text:style-name="P5">Whirlwind:</text:p>
      <text:p text:style-name="P3"/>
      <text:p text:style-name="P6">Matt:</text:p>
      <text:p text:style-name="P3"/>
      <text:p text:style-name="P7">Devil:</text:p>
      <text:p text:style-name="P3"/>
      <text:p text:style-name="P8">Jumper:</text:p>
      <text:p text:style-name="P3"/>
      <text:p text:style-name="P9">The Devils:</text:p>
      <text:p text:style-name="P3"/>
      <text:p text:style-name="P10">Angels:</text:p>
      <text:p text:style-name="P3"/>
      <text:p text:style-name="P3">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26T13:19:13.63</meta:creation-date>
    <dc:date>2022-09-26T13:54:16.85</dc:date>
    <meta:editing-duration>PT35M2S</meta:editing-duration>
    <meta:editing-cycles>2</meta:editing-cycles>
    <meta:generator>OpenOffice/4.1.8$Win32 OpenOffice.org_project/418m3$Build-9803</meta:generator>
    <meta:document-statistic meta:table-count="0" meta:image-count="0" meta:object-count="0" meta:page-count="3" meta:paragraph-count="32" meta:word-count="545" meta:character-count="2993"/>
  </office:meta>
</office:document-meta>
</file>